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rsid="00172abd" officeooo:paragraph-rsid="00172abd"/>
    </style:style>
    <style:style style:name="P2" style:family="paragraph" style:parent-style-name="Standard">
      <style:paragraph-properties fo:text-align="start" style:justify-single-word="false"/>
      <style:text-properties officeooo:rsid="00172abd" officeooo:paragraph-rsid="002758fc"/>
    </style:style>
    <style:style style:name="P3" style:family="paragraph" style:parent-style-name="Standard">
      <style:paragraph-properties fo:text-align="start" style:justify-single-word="false"/>
      <style:text-properties officeooo:rsid="001ac28c" officeooo:paragraph-rsid="001ac28c"/>
    </style:style>
    <style:style style:name="P4" style:family="paragraph" style:parent-style-name="Standard">
      <style:paragraph-properties fo:text-align="start" style:justify-single-word="false"/>
      <style:text-properties officeooo:rsid="001adc52" officeooo:paragraph-rsid="001adc52"/>
    </style:style>
    <style:style style:name="P5" style:family="paragraph" style:parent-style-name="Standard">
      <style:paragraph-properties fo:text-align="start" style:justify-single-word="false"/>
      <style:text-properties officeooo:rsid="001c56dc" officeooo:paragraph-rsid="001c56dc"/>
    </style:style>
    <style:style style:name="P6" style:family="paragraph" style:parent-style-name="Standard">
      <style:paragraph-properties fo:text-align="start" style:justify-single-word="false"/>
      <style:text-properties fo:color="#ff6600" officeooo:rsid="001c56dc" officeooo:paragraph-rsid="001fb6d2"/>
    </style:style>
    <style:style style:name="P7" style:family="paragraph" style:parent-style-name="Standard">
      <style:paragraph-properties fo:text-align="start" style:justify-single-word="false"/>
      <style:text-properties fo:color="#ff6600" officeooo:rsid="001c56dc" officeooo:paragraph-rsid="0021ad63"/>
    </style:style>
    <style:style style:name="P8" style:family="paragraph" style:parent-style-name="Standard">
      <style:paragraph-properties fo:text-align="start" style:justify-single-word="false"/>
      <style:text-properties fo:color="#ff6600" officeooo:rsid="001c56dc" officeooo:paragraph-rsid="0024056f"/>
    </style:style>
    <style:style style:name="P9" style:family="paragraph" style:parent-style-name="Standard">
      <style:paragraph-properties fo:text-align="start" style:justify-single-word="false"/>
      <style:text-properties fo:color="#ff6600" officeooo:rsid="0023200c" officeooo:paragraph-rsid="0023200c"/>
    </style:style>
    <style:style style:name="P10" style:family="paragraph" style:parent-style-name="Standard">
      <style:paragraph-properties fo:text-align="start" style:justify-single-word="false"/>
      <style:text-properties fo:color="#ff6600" officeooo:rsid="0021ad63" officeooo:paragraph-rsid="0021ad63"/>
    </style:style>
    <style:style style:name="P11" style:family="paragraph" style:parent-style-name="Standard">
      <style:paragraph-properties fo:text-align="start" style:justify-single-word="false"/>
      <style:text-properties fo:color="#ff3333" officeooo:rsid="0021ad63" officeooo:paragraph-rsid="0021ad63"/>
    </style:style>
    <style:style style:name="P12" style:family="paragraph" style:parent-style-name="Standard">
      <style:paragraph-properties fo:text-align="start" style:justify-single-word="false"/>
      <style:text-properties fo:color="#9900ff" officeooo:rsid="001ac28c" officeooo:paragraph-rsid="001ac28c"/>
    </style:style>
    <style:style style:name="P13" style:family="paragraph" style:parent-style-name="Standard">
      <style:paragraph-properties fo:text-align="start" style:justify-single-word="false"/>
      <style:text-properties fo:color="#9900ff" officeooo:rsid="0021ad63" officeooo:paragraph-rsid="0021ad63"/>
    </style:style>
    <style:style style:name="P14" style:family="paragraph" style:parent-style-name="Standard">
      <style:paragraph-properties fo:text-align="start" style:justify-single-word="false"/>
      <style:text-properties fo:color="#9900ff" officeooo:rsid="001877c8" officeooo:paragraph-rsid="001877c8"/>
    </style:style>
    <style:style style:name="P15" style:family="paragraph" style:parent-style-name="Standard">
      <style:paragraph-properties fo:text-align="start" style:justify-single-word="false"/>
      <style:text-properties fo:color="#9900ff" officeooo:rsid="001877c8" officeooo:paragraph-rsid="0024f0e1"/>
    </style:style>
    <style:style style:name="P16" style:family="paragraph" style:parent-style-name="Standard">
      <style:paragraph-properties fo:text-align="start" style:justify-single-word="false"/>
      <style:text-properties fo:color="#9900ff" officeooo:rsid="00193381" officeooo:paragraph-rsid="00193381"/>
    </style:style>
    <style:style style:name="P17" style:family="paragraph" style:parent-style-name="Standard">
      <style:paragraph-properties fo:text-align="start" style:justify-single-word="false"/>
      <style:text-properties fo:color="#9900ff" officeooo:rsid="001c56dc" officeooo:paragraph-rsid="001c56dc"/>
    </style:style>
    <style:style style:name="P18" style:family="paragraph" style:parent-style-name="Standard">
      <style:paragraph-properties fo:text-align="start" style:justify-single-word="false"/>
      <style:text-properties fo:color="#9900ff" officeooo:rsid="001c56dc" officeooo:paragraph-rsid="001e0852"/>
    </style:style>
    <style:style style:name="P19" style:family="paragraph" style:parent-style-name="Standard">
      <style:paragraph-properties fo:text-align="start" style:justify-single-word="false"/>
      <style:text-properties fo:color="#9900ff" officeooo:rsid="001c56dc" officeooo:paragraph-rsid="001fb6d2"/>
    </style:style>
    <style:style style:name="P20" style:family="paragraph" style:parent-style-name="Standard">
      <style:paragraph-properties fo:text-align="start" style:justify-single-word="false"/>
      <style:text-properties fo:color="#9900ff" officeooo:rsid="001c56dc" officeooo:paragraph-rsid="0021ad63"/>
    </style:style>
    <style:style style:name="P21" style:family="paragraph" style:parent-style-name="Standard">
      <style:paragraph-properties fo:text-align="start" style:justify-single-word="false"/>
      <style:text-properties fo:color="#9900ff" officeooo:rsid="001c56dc" officeooo:paragraph-rsid="0024f0e1"/>
    </style:style>
    <style:style style:name="P22" style:family="paragraph" style:parent-style-name="Standard">
      <style:paragraph-properties fo:text-align="start" style:justify-single-word="false"/>
      <style:text-properties fo:color="#9900ff" officeooo:rsid="0023200c" officeooo:paragraph-rsid="0023200c"/>
    </style:style>
    <style:style style:name="P23" style:family="paragraph" style:parent-style-name="Standard">
      <style:paragraph-properties fo:text-align="start" style:justify-single-word="false"/>
      <style:text-properties fo:color="#9900ff" officeooo:rsid="0024056f" officeooo:paragraph-rsid="0024056f"/>
    </style:style>
    <style:style style:name="P24" style:family="paragraph" style:parent-style-name="Standard">
      <style:paragraph-properties fo:text-align="start" style:justify-single-word="false"/>
      <style:text-properties fo:color="#9900ff" officeooo:rsid="0024056f" officeooo:paragraph-rsid="0024f0e1"/>
    </style:style>
    <style:style style:name="P25" style:family="paragraph" style:parent-style-name="Standard">
      <style:paragraph-properties fo:text-align="start" style:justify-single-word="false"/>
      <style:text-properties officeooo:rsid="0023200c" officeooo:paragraph-rsid="0023200c"/>
    </style:style>
    <style:style style:name="P26" style:family="paragraph" style:parent-style-name="Standard">
      <style:paragraph-properties fo:text-align="start" style:justify-single-word="false"/>
      <style:text-properties officeooo:rsid="0024056f" officeooo:paragraph-rsid="0024056f"/>
    </style:style>
    <style:style style:name="P27" style:family="paragraph" style:parent-style-name="Standard">
      <style:paragraph-properties fo:text-align="start" style:justify-single-word="false"/>
      <style:text-properties fo:color="#ff0000" officeooo:rsid="0024f0e1" officeooo:paragraph-rsid="0024f0e1"/>
    </style:style>
    <style:style style:name="P28" style:family="paragraph" style:parent-style-name="Standard">
      <style:paragraph-properties fo:text-align="start" style:justify-single-word="false"/>
      <style:text-properties fo:color="#ff6600" officeooo:rsid="001e0852" officeooo:paragraph-rsid="001fb6d2"/>
    </style:style>
    <style:style style:name="P29" style:family="paragraph" style:parent-style-name="Standard">
      <style:paragraph-properties fo:text-align="start" style:justify-single-word="false"/>
      <style:text-properties fo:color="#ff6600" officeooo:rsid="001e0852" officeooo:paragraph-rsid="0021ad63"/>
    </style:style>
    <style:style style:name="P30" style:family="paragraph" style:parent-style-name="Standard">
      <style:paragraph-properties fo:text-align="start" style:justify-single-word="false"/>
      <style:text-properties fo:color="#ff6600" officeooo:rsid="001fb6d2" officeooo:paragraph-rsid="001fb6d2"/>
    </style:style>
    <style:style style:name="P31" style:family="paragraph" style:parent-style-name="Standard">
      <style:paragraph-properties fo:text-align="start" style:justify-single-word="false"/>
      <style:text-properties fo:color="#ff6600" officeooo:rsid="0021ad63" officeooo:paragraph-rsid="001fb6d2"/>
    </style:style>
    <style:style style:name="P32" style:family="paragraph" style:parent-style-name="Standard">
      <style:paragraph-properties fo:text-align="start" style:justify-single-word="false"/>
      <style:text-properties fo:color="#ff6600" officeooo:rsid="0021ad63" officeooo:paragraph-rsid="0021ad63"/>
    </style:style>
    <style:style style:name="T1" style:family="text">
      <style:text-properties officeooo:rsid="001877c8"/>
    </style:style>
    <style:style style:name="T2" style:family="text">
      <style:text-properties officeooo:rsid="00193381"/>
    </style:style>
    <style:style style:name="T3" style:family="text">
      <style:text-properties officeooo:rsid="001ac28c"/>
    </style:style>
    <style:style style:name="T4" style:family="text">
      <style:text-properties officeooo:rsid="001adc52"/>
    </style:style>
    <style:style style:name="T5" style:family="text">
      <style:text-properties officeooo:rsid="001c56dc"/>
    </style:style>
    <style:style style:name="T6" style:family="text">
      <style:text-properties officeooo:rsid="001e0852"/>
    </style:style>
    <style:style style:name="T7" style:family="text">
      <style:text-properties officeooo:rsid="001fb6d2"/>
    </style:style>
    <style:style style:name="T8" style:family="text">
      <style:text-properties officeooo:rsid="0021ad63"/>
    </style:style>
    <style:style style:name="T9" style:family="text">
      <style:text-properties officeooo:rsid="0024056f"/>
    </style:style>
    <style:style style:name="T10" style:family="text">
      <style:text-properties officeooo:rsid="00245af2"/>
    </style:style>
    <style:style style:name="T11" style:family="text">
      <style:text-properties fo:color="#ff0000"/>
    </style:style>
    <style:style style:name="T12" style:family="text">
      <style:text-properties fo:color="#ff0000" officeooo:rsid="00193381"/>
    </style:style>
    <style:style style:name="T13" style:family="text">
      <style:text-properties fo:color="#ff0000" style:text-position="super 58%" officeooo:rsid="0024f0e1"/>
    </style:style>
    <style:style style:name="T14" style:family="text">
      <style:text-properties fo:color="#ff0000" officeooo:rsid="0024f0e1"/>
    </style:style>
    <style:style style:name="T15" style:family="text">
      <style:text-properties fo:color="#ff0000" officeooo:rsid="0021ad63"/>
    </style:style>
    <style:style style:name="T16" style:family="text">
      <style:text-properties officeooo:rsid="00275d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egend:</text:p>
      <text:p text:style-name="P22">Main Story Options</text:p>
      <text:p text:style-name="P9">Side Quest Options</text:p>
      <text:p text:style-name="P27">Dependencies</text:p>
      <text:p text:style-name="P9"/>
      <text:p text:style-name="P2">On a summer day in the hot August heat, <text:span text:style-name="T1">you’ve finally</text:span> reache<text:span text:style-name="T1">d</text:span> the back of the moving truck. There’s not much room left in the house, so <text:span text:style-name="T1">you</text:span> decide to bring the <text:span text:style-name="T1">last </text:span>remaining boxes to the garage. Upon entering the garage, <text:span text:style-name="T1">you</text:span> notice that the previous owners didn’t bother to clean the garage from their belongings. Looks like <text:span text:style-name="T1">you</text:span>’ll have to clea<text:span text:style-name="T1">n this mess up</text:span> <text:span text:style-name="T1">your</text:span>self. There’s a broken down s<text:span text:style-name="T1">h</text:span>el<text:span text:style-name="T1">ving unit</text:span> <text:span text:style-name="T1">sitting on top of a worn out carpet</text:span> to the far right of the room, <text:span text:style-name="T1">and</text:span> a few crates are sitting collecting dust <text:span text:style-name="T1">i</text:span>n the left corner of the room.</text:p>
      <text:p text:style-name="P1"/>
      <text:p text:style-name="P15">1) Move crates. <text:span text:style-name="T12">(2</text:span><text:span text:style-name="T13">nd</text:span><text:span text:style-name="T14"> time: There doesn’t seem to be anything there.)</text:span></text:p>
      <text:p text:style-name="P14">You’ve found a pile of coins of what seems like a foreign currency. A crown bearing jellybean is portrayed on each side of the coins with the word ‘<text:span text:style-name="T16">S</text:span>meckle’ engraved at the bottom. Wow, what a score this’ll <text:span text:style-name="T5">make</text:span> in your coin collection! <text:s/></text:p>
      <text:p text:style-name="P14"/>
      <text:p text:style-name="P15">2) <text:span text:style-name="T2">Move shelving unit. </text:span><text:span text:style-name="T12">(2</text:span><text:span text:style-name="T13">nd</text:span><text:span text:style-name="T14"> time: There doesn’t seem to be anything there.)</text:span></text:p>
      <text:p text:style-name="P16">As you wrap your arms around the shelving unit, a diary topples over. You don’t think you should read someone else’s personal diary, but having to clean someone else’s mess as made you feel somewhat <text:span text:style-name="T5">rebellious</text:span>, so you open it. Most of its content is filled with gibberish mathematical equations <text:span text:style-name="T4">but</text:span> <text:span text:style-name="T4">t</text:span>he last entry <text:span text:style-name="T4">stands out, it </text:span>reads - “These posers discovered the combination to my safe, <text:span text:style-name="T3">I HAD to make them pay. Anyway, time to</text:span> change it now; <text:span text:style-name="T3">maybe I’ll use the year Doc Brown took Marty back in time. God, Back to the Future is such a great movie!”. This seems like an odd man, you think to yourself. Anyhow, you finish moving the shelving unit and discard the diary.</text:span></text:p>
      <text:p text:style-name="P16"/>
      <text:p text:style-name="P12">3a) Move carpet <text:span text:style-name="T14">(with shelving unit on)</text:span><text:span text:style-name="T11">.</text:span></text:p>
      <text:p text:style-name="P12">You have back pain and weak knees. You can’t move the carpet with the shelving unit on. This reminds you of how weak and all alone you are and you start to feel sad.</text:p>
      <text:p text:style-name="P12"/>
      <text:p text:style-name="P12">3b) Move carpet <text:span text:style-name="T14">(without shelving unit on)</text:span><text:span text:style-name="T11">.</text:span></text:p>
      <text:p text:style-name="P12">You’ve discarded the carpet and uncovered a trap door. Da na na naaaaaaaaa!</text:p>
      <text:p text:style-name="P12"/>
      <text:p text:style-name="P17">4) Print Inventory.</text:p>
      <text:p text:style-name="P17"/>
      <text:p text:style-name="P17">5) Save and Exit.</text:p>
      <text:p text:style-name="P3"/>
      <text:p text:style-name="P4">You pull the rope attached to the trap door and lift it. A stairway is <text:span text:style-name="T5">unveiled</text:span>, and a set of <text:span text:style-name="T5">straight tube halogen</text:span> lights <text:span text:style-name="T9">are</text:span> engaged <text:span text:style-name="T5">in series</text:span> – lighting your way down. You decide <text:span text:style-name="T5">you’re brave today and make your way downstairs</text:span>. A quick inspection of the room <text:span text:style-name="T5">reveals</text:span> a workbench with various common tools, a <text:span text:style-name="T5">large box covered with a blanket, a lab coat hanging on a hook and a safe.</text:span></text:p>
      <text:p text:style-name="P4"/>
      <text:p text:style-name="P21">1) Look at workbench <text:span text:style-name="T12">(2</text:span><text:span text:style-name="T13">nd</text:span><text:span text:style-name="T14"> time: There doesn’t seem to be anything there.)</text:span></text:p>
      <text:p text:style-name="P17">Just your basic small electronics tool set: an arrangement of screwdrivers, a soldering kit and a sledgehammer. <text:span text:style-name="T6">Well, they’re yours now, b</text:span>etter add these to your inventory!</text:p>
      <text:p text:style-name="P5"/>
      <text:p text:style-name="P18">2) <text:span text:style-name="T6">Look at large box</text:span></text:p>
      <text:p text:style-name="P19"><text:span text:style-name="T6">You remove the blanket off the box and it reveals a kennel with a cute fluffy white dog inside. ‘What kind of human being would leave their dog behind?’ you think to yourself. You decide animal control </text:span><text:soft-page-break/><text:span text:style-name="T6">would probably be the best people to handle this situation, so you pick up your phone and start dialing when suddenly a voice comes from what seems to be the dog collar - “Greetings fellow human. My name is ‘Snowballs’ I have been locked in this cage and forgotten by my owner. Would you be so kind as to liberate me?”</text:span></text:p>
      <text:p text:style-name="P28"><text:tab/></text:p>
      <text:p text:style-name="P6"/>
      <text:p text:style-name="P30">1) Talk to Snowballs</text:p>
      <text:p text:style-name="P6">“<text:span text:style-name="T7">Perhaps the key could be found somewhere around this room. Your cooperation in this matter is greatly appreciated.”</text:span></text:p>
      <text:p text:style-name="P6"/>
      <text:p text:style-name="P31">2a) Open the cage.</text:p>
      <text:p text:style-name="P29">The cage is locked.</text:p>
      <text:p text:style-name="P7"/>
      <text:p text:style-name="P7"><text:span text:style-name="T8">2b) Open the cage </text:span><text:span text:style-name="T15">(With key in inventory).</text:span></text:p>
      <text:p text:style-name="P10">“You saved my life ‘Jerry’. Your actions will not be forgotten. However, no humans can be allowed to live, and your species must be extinct. Good bye Jerry.” - GAME OVER</text:p>
      <text:p text:style-name="P7"/>
      <text:p text:style-name="P10">2c) Open the cage <text:span text:style-name="T11">(</text:span><text:span text:style-name="T14">With </text:span><text:span text:style-name="T11">sledgehammer </text:span><text:span text:style-name="T14">in inventory</text:span><text:span text:style-name="T11">).</text:span></text:p>
      <text:p text:style-name="P10">“You saved my life Jerry. Your actions will not be forgotten. However, no humans can be allowed to live - your species must be extinct. Good bye Jerry.” - GAME OVER</text:p>
      <text:p text:style-name="P7"/>
      <text:p text:style-name="P10">3) Ignore the cute fluffy white dog begging for help.</text:p>
      <text:p text:style-name="P10"/>
      <text:p text:style-name="P8"><text:span text:style-name="T9">4</text:span>) Print Inventory.</text:p>
      <text:p text:style-name="P8"/>
      <text:p text:style-name="P8"><text:span text:style-name="T9">5</text:span>) Save and Exit.</text:p>
      <text:p text:style-name="P11"/>
      <text:p text:style-name="P24">3) <text:span text:style-name="T10">Search</text:span> lab coat. <text:span text:style-name="T12">(2</text:span><text:span text:style-name="T13">nd</text:span><text:span text:style-name="T14"> time: There doesn’t seem to be anything there.)</text:span></text:p>
      <text:p text:style-name="P23">Upon touching the lab coat, you hear a sound coming from one of the pocket. You found a key!</text:p>
      <text:p text:style-name="P23"/>
      <text:p text:style-name="P13"><text:span text:style-name="T9">4</text:span>) Open safe.</text:p>
      <text:p text:style-name="P13">The safe is protected with a number pad. Would you like to enter a <text:span text:style-name="T9">4 digit </text:span>combination?</text:p>
      <text:p text:style-name="P13"/>
      <text:p text:style-name="P10">1) Enter a combination.</text:p>
      <text:p text:style-name="P10"><text:tab/></text:p>
      <text:p text:style-name="P10"><text:tab/>if (Password == 1955)</text:p>
      <text:p text:style-name="P10"><text:tab/><text:tab/><text:span text:style-name="T9">goto line break</text:span></text:p>
      <text:p text:style-name="P10"><text:tab/>else</text:p>
      <text:p text:style-name="P10"><text:tab/><text:tab/>“The combination is incorrect”;</text:p>
      <text:p text:style-name="P10"><text:tab/><text:tab/>“Try again? y|n”;</text:p>
      <text:p text:style-name="P10"/>
      <text:p text:style-name="P10">2) Go back.</text:p>
      <text:p text:style-name="P10"/>
      <text:p text:style-name="P8"><text:span text:style-name="T9">3</text:span>) Print Inventory.</text:p>
      <text:p text:style-name="P8"/>
      <text:p text:style-name="P8"><text:span text:style-name="T9">4</text:span>) Save and Exit.</text:p>
      <text:p text:style-name="P13"/>
      <text:p text:style-name="P20">4) Print Inventory.</text:p>
      <text:p text:style-name="P20"/>
      <text:p text:style-name="P20"><text:soft-page-break/>5) Save and Exit.</text:p>
      <text:p text:style-name="P13"/>
      <text:p text:style-name="P13"/>
      <text:p text:style-name="P5"/>
      <text:p text:style-name="P3">-----------------------------------------------<text:span text:style-name="T9">LINE BREAK----------------------------------------------------------</text:span></text:p>
      <text:p text:style-name="P3"/>
      <text:p text:style-name="P26">You hear a ‘click’ - You’ve cracked the code! You proceed to turn the handle on the safe and open the safe’<text:span text:style-name="T10">s</text:span> door. Inside is what seems like a futuristic toy gun. <text:span text:style-name="T10">You think this would make a great toy for your nephew. Better check if it still works. You aim the gun at the cement wall in front of you and with your best Schwarzenegger accent you deliver your line “Hasta la vista, baby”. A large portal opens up on the wall. You drop the gun out of fear and take a step back which causes you to stumble on the kennel behind you, flipping it over and making the bottom floor come apart – liberating Snowballs. The dog slowly approaches you with a menacing look on its face. You slowly back away while suddenly – you find yourself in a medieval town – No portal. No dog. No garage.</text:span></text:p>
      <text:p text:style-name="P26"/>
      <text:p text:style-name="P26"><text:s/></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artel</meta:initial-creator>
    <meta:creation-date>2017-03-12T11:46:10.841528675</meta:creation-date>
    <dc:date>2017-03-12T16:19:25.035204577</dc:date>
    <dc:creator>Michel Martel</dc:creator>
    <meta:editing-duration>PT9M14S</meta:editing-duration>
    <meta:editing-cycles>3</meta:editing-cycles>
    <meta:generator>LibreOffice/4.2.8.2$Linux_X86_64 LibreOffice_project/420$Build-2</meta:generator>
    <meta:document-statistic meta:table-count="0" meta:image-count="0" meta:object-count="0" meta:page-count="3" meta:paragraph-count="51" meta:word-count="948" meta:character-count="5235" meta:non-whitespace-character-count="4319"/>
  </office:meta>
</office:document-meta>
</file>